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Group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decr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addTestElement( TestElem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Duration(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NumThreads( int num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OnErrorStop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Ramp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addIterationListener( LoopIterationListener 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StartTime( long s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eadGroup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Scheduler( boolean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Num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incr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Sampler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Group.setRampUp( int ramp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getOnError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.setSamplerController( LoopControll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Group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Group.setEndTime( long 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